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color="#c9211e" loext:opacity="100%"/>
    </style:style>
    <style:style style:name="P2" style:family="paragraph" style:parent-style-name="Standard">
      <style:text-properties fo:color="#000000" loext:opacity="100%"/>
    </style:style>
    <style:style style:name="P3" style:family="paragraph" style:parent-style-name="Standard">
      <style:text-properties fo:color="#000000" loext:opacity="100%" fo:language="en" fo:country="GB"/>
    </style:style>
    <style:style style:name="P4" style:family="paragraph" style:parent-style-name="Standard">
      <style:text-properties fo:color="#536dfe" loext:opacity="100%"/>
    </style:style>
    <style:style style:name="P5" style:family="paragraph" style:parent-style-name="Standard">
      <style:text-properties officeooo:paragraph-rsid="0009a451"/>
    </style:style>
    <style:style style:name="P6" style:family="paragraph" style:parent-style-name="Standard">
      <style:text-properties officeooo:paragraph-rsid="000b7fdd"/>
    </style:style>
    <style:style style:name="P7" style:family="paragraph" style:parent-style-name="Standard">
      <style:text-properties officeooo:paragraph-rsid="000e1479"/>
    </style:style>
    <style:style style:name="P8" style:family="paragraph" style:parent-style-name="Standard">
      <style:text-properties officeooo:paragraph-rsid="000f3fc8"/>
    </style:style>
    <style:style style:name="P9" style:family="paragraph" style:parent-style-name="Standard">
      <style:text-properties officeooo:paragraph-rsid="000f76b2"/>
    </style:style>
    <style:style style:name="P10" style:family="paragraph" style:parent-style-name="Standard">
      <style:text-properties officeooo:paragraph-rsid="000ffd94"/>
    </style:style>
    <style:style style:name="P11" style:family="paragraph" style:parent-style-name="Standard">
      <style:text-properties officeooo:paragraph-rsid="001125b8"/>
    </style:style>
    <style:style style:name="P12" style:family="paragraph" style:parent-style-name="Standard">
      <style:text-properties officeooo:paragraph-rsid="001290d8"/>
    </style:style>
    <style:style style:name="P13" style:family="paragraph" style:parent-style-name="Standard">
      <style:text-properties officeooo:paragraph-rsid="00140269"/>
    </style:style>
    <style:style style:name="P14" style:family="paragraph" style:parent-style-name="Standard">
      <style:text-properties officeooo:paragraph-rsid="00156bca"/>
    </style:style>
    <style:style style:name="P15" style:family="paragraph" style:parent-style-name="Standard" style:master-page-name="MP0">
      <style:paragraph-properties style:page-number="auto" fo:break-before="page"/>
      <style:text-properties fo:color="#c9211e" loext:opacity="100%"/>
    </style:style>
    <style:style style:name="T1" style:family="text">
      <style:text-properties fo:color="#1a237e" loext:opacity="100%"/>
    </style:style>
    <style:style style:name="T2" style:family="text">
      <style:text-properties fo:color="#000000" loext:opacity="100%"/>
    </style:style>
    <style:style style:name="T3" style:family="text">
      <style:text-properties fo:color="#000000" loext:opacity="100%" fo:language="en" fo:country="GB"/>
    </style:style>
    <style:style style:name="T4" style:family="text">
      <style:text-properties fo:color="#000000" loext:opacity="100%" fo:font-weight="bold" style:font-weight-asian="bold" style:font-weight-complex="bold"/>
    </style:style>
    <style:style style:name="T5" style:family="text">
      <style:text-properties fo:color="#000000" loext:opacity="100%" officeooo:rsid="0009a451"/>
    </style:style>
    <style:style style:name="T6" style:family="text">
      <style:text-properties fo:color="#000000" loext:opacity="100%" officeooo:rsid="000b7fdd"/>
    </style:style>
    <style:style style:name="T7" style:family="text">
      <style:text-properties fo:color="#000000" loext:opacity="100%" officeooo:rsid="000e1479"/>
    </style:style>
    <style:style style:name="T8" style:family="text">
      <style:text-properties fo:color="#000000" loext:opacity="100%" officeooo:rsid="000f3fc8"/>
    </style:style>
    <style:style style:name="T9" style:family="text">
      <style:text-properties fo:color="#000000" loext:opacity="100%" officeooo:rsid="000f76b2"/>
    </style:style>
    <style:style style:name="T10" style:family="text">
      <style:text-properties fo:color="#000000" loext:opacity="100%" officeooo:rsid="000ffd94"/>
    </style:style>
    <style:style style:name="T11" style:family="text">
      <style:text-properties fo:color="#000000" loext:opacity="100%" officeooo:rsid="001290d8"/>
    </style:style>
    <style:style style:name="T12" style:family="text">
      <style:text-properties fo:color="#000000" loext:opacity="100%" officeooo:rsid="0012d336"/>
    </style:style>
    <style:style style:name="T13" style:family="text">
      <style:text-properties fo:color="#000000" loext:opacity="100%" officeooo:rsid="00140269"/>
    </style:style>
    <style:style style:name="T14" style:family="text">
      <style:text-properties fo:color="#000000" loext:opacity="100%" officeooo:rsid="00156bca"/>
    </style:style>
    <style:style style:name="T15" style:family="text">
      <style:text-properties fo:color="#000000" loext:opacity="100%" officeooo:rsid="00165f7e"/>
    </style:style>
    <style:style style:name="T16" style:family="text">
      <style:text-properties fo:color="#c9211e" loext:opacity="100%"/>
    </style:style>
    <style:style style:name="T17" style:family="text">
      <style:text-properties fo:color="#c9211e" loext:opacity="100%" officeooo:rsid="0009a451"/>
    </style:style>
    <style:style style:name="T18" style:family="text">
      <style:text-properties fo:color="#c9211e" loext:opacity="100%" officeooo:rsid="001125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LASE 08/03/2022</text:p>
      <text:p text:style-name="P2"/>
      <text:p text:style-name="P2">(Minimo de 5 preguntas test de raids)</text:p>
      <text:p text:style-name="P2"/>
      <text:p text:style-name="P2">Maquina inaccesible » Acceder a log de la maquina (vbox) dandole a editar que es un xml y borrar lo que esta duplicado en el apartado de DVDImages. Borrar la de la iso de gestAditions</text:p>
      <text:p text:style-name="P2"/>
      <text:p text:style-name="P2">Entra en el examen » Instalacion, comandos, archivos y raid</text:p>
      <text:p text:style-name="P2"/>
      <text:p text:style-name="P2">RAID » Interconectar dos discos duros. Para tener mas capacidad, mas seguridad y mas velocidad. Se convinan estos tres factores. El coste es su mayor desventaja.</text:p>
      <text:p text:style-name="P2">Hot Spare » Disco que esta apartado, en estan bai y entra en funcionameinto en cuanto uno de los otros discos se estropea.</text:p>
      <text:p text:style-name="P2">Tipos de RAID » RAID 0(Stripped Volume) Divide los discos en tiras de manera que trabaja con cada una de ellas independientemente. Las ventajas son la velocidad ya que teoricamente la velocidad de escritura y lectura seria el doble. Inconvenientes, no dan ningun tipo de redundancia, es decir si uno falla todo el conjunto falla. Utilidad: en sistemas que necesitamos velocidad sin necesidad de seguridad. Si hay dos discos de diferentes tamaños el disco mas pequeño limita la capacidad del RAID.</text:p>
      <text:p text:style-name="P2">RAID 1 (Mirrored Volume) » Copia los datos en ambos discos. Todas las operaciones se realizan doble. Sirve para los errores fisicos del disco. No protege de errores de software o humanos. Puede leer mas rapido. Es mas caro porque se pierde la mitad de la capacidad de los discos. Se puede usar en sistemas operativos, datos importantes, datos que necesitan de seguridad.</text:p>
      <text:p text:style-name="P2">RAID 5 (Stripped Volume + paridad) » Minimo de 3 discos (datos, datos, pariedades) El disco de paridad realiza una funcion logica que dice que el <text:s/>0 0 = 0, 0 1 = 1, 1 0 = 1, 1 1 = 0. Ventajas: Si se pierde un disco de datos se puede añadir uno nuevo y se puede remontar gracias a su funcion logica. Menos desperdicio de espacio, soporta hasta la caida de un disco. Desventaja, la escritura es mas lenta.</text:p>
      <text:p text:style-name="P2">RAID 6 (Stripped Volume + Paridad * 2) » Igual que el RAID 5 pero contiene dos discos de paridad</text:p>
      <text:p text:style-name="P2"/>
      <text:p text:style-name="P2">JBOD » puñado de discos que engancha uno con otro y hace que varios discos se conviertan en uno solo.</text:p>
      <text:p text:style-name="P2"/>
      <text:p text:style-name="P2">COMBINACIONES DE RAID</text:p>
      <text:p text:style-name="P2"/>
      <text:p text:style-name="P1">CLASE 15/03/2022</text:p>
      <text:p text:style-name="P1"/>
      <text:p text:style-name="P2">Un disco en SPARE entra automaticamente cuando uno de los discos casca. (De 1 a 7 horas de reconstruccion, depende de la potencia del hardware)</text:p>
      <text:p text:style-name="P2">Copia de seguridad sirve para resolver problemas de sorftware</text:p>
      <text:p text:style-name="P2">Dentro de la maquina virtual</text:p>
      <text:p text:style-name="P2">Para hacer un JBOD, nuevo volumen seccionado, seleccionar cantidad de discos (minimo 2), escoger cuanto espacio se quiere coger de cada disco, darle a siguiente, seleccionar la letra que quieremos usar, añadir una etiqueta de volumen, darle a siguiente. Hay que trabajar con volumenes dinamicos conectados en GPT.</text:p>
      <text:p text:style-name="P2"/>
      <text:p text:style-name="P1">CLASE 16/03/2022</text:p>
      <text:p text:style-name="P1"/>
      <text:p text:style-name="P2">GPT, MDR diferecia de particiones. Un RAID se puede hacer de dos maneras diferentes: Hardware y software.</text:p>
      <text:p text:style-name="P2">Por hardware, controladora especial que puede controlar directamente los discos y se encarga de la totalidad del RAID creado. La desventaja es su alto coste.</text:p>
      <text:p text:style-name="Standard"><text:soft-page-break/><text:span text:style-name="Fuente_20_de_20_párrafo_20_predeter."><text:span text:style-name="T1">Preguntas de examen: Pregruntas de como crear un raid de distintos tipos</text:span></text:span></text:p>
      <text:p text:style-name="P2"/>
      <text:p text:style-name="P1">CLASE 17/03/2022</text:p>
      <text:p text:style-name="P1"/>
      <text:p text:style-name="P2">1º Backup » Minimo de tres sitios: El lugar original, un disco de BU externo o otro lugar en local. (Lozalizacion)</text:p>
      <text:p text:style-name="P2">2º Frecuencia con la que se actualizan los datos y la importancia de los mismos. (Temporal)</text:p>
      <text:p text:style-name="P2">3º (Capacidade)</text:p>
      <text:p text:style-name="P2"/>
      <text:p text:style-name="P2">- Copia completa » Copia absolutamente todo de nuevo.</text:p>
      <text:p text:style-name="P2">- Incremental » Copia los datos nuevos. Se comparan con las copias anteriores., a partir de la primera copia completa.</text:p>
      <text:p text:style-name="P2">- Diferencial » Va copiando la completa de la copia interior.</text:p>
      <text:p text:style-name="P2">Lo que se sule hacer es una mezcla entre completa e incremental.</text:p>
      <text:p text:style-name="P2">- Combinada</text:p>
      <text:p text:style-name="P2"/>
      <text:p text:style-name="P4">EJEMPLOS EN LAS PRIMERAS PAGINAS DE LA LIBRETA.</text:p>
      <text:p text:style-name="P2"/>
      <text:p text:style-name="P1">CLASE 22/03/2022</text:p>
      <text:p text:style-name="P1"/>
      <text:p text:style-name="P2">Estudiar particiones y tipo de discos para el examen de la unidad 5, capacidad de particiones, cuantas, cuales, ...</text:p>
      <text:p text:style-name="P2">Journaling</text:p>
      <text:p text:style-name="P2"/>
      <text:p text:style-name="P1">CLASE 23/03/2022</text:p>
      <text:p text:style-name="P2"/>
      <text:p text:style-name="P2">NTBackup en 2012. A partir de 2016 ya no viene</text:p>
      <text:p text:style-name="P2">Rol » cada rol tiene asocioado caracteristicas (aplicaciones). Dentro de las caracteristicas tenemos una que se llama copia de seguridad.</text:p>
      <text:p text:style-name="P2"><text:s/></text:p>
      <text:p text:style-name="P1">CLASE 24/03/2022</text:p>
      <text:p text:style-name="P2"/>
      <text:p text:style-name="P2">La opcion de incluir copias vacias, para en el caso de que haya carpetas sin actualizarse desde el ultimo buckup o carpetas simplemente vacias, evita el copiarlas.</text:p>
      <text:p text:style-name="P2"/>
      <text:p text:style-name="P1">CLASE 29/03/2022</text:p>
      <text:p text:style-name="P1"/>
      <text:p text:style-name="P2">Que es un servicio directorio » recuso para administrar en general.</text:p>
      <text:p text:style-name="Standard"><text:span text:style-name="Fuente_20_de_20_párrafo_20_predeter."><text:span text:style-name="T3">LDAP »Lightway direcotry acces protocol. </text:span></text:span><text:span text:style-name="Fuente_20_de_20_párrafo_20_predeter."><text:span text:style-name="T2">Implementacion de un servicio directorio para windows.</text:span></text:span></text:p>
      <text:p text:style-name="P2">Centralizados » <text:tab/>servicios cliente servidor, servidores y equipos, impresoras. Ventajas, todo concentrado en un mismo punto, organización</text:p>
      <text:p text:style-name="P2">Dominio »» Conjunto de ordenadores que tienen una administracion centralizada.</text:p>
      <text:p text:style-name="P2">Active directory »</text:p>
      <text:p text:style-name="P2">El centro de todo el sistema se llama PDC (domain controler), hace que la agrupacion de equipos pase a ser un dominio.</text:p>
      <text:p text:style-name="P2">4 servicios en los que esta baseado un dominio, DNS(siempre en windows un dominio funciona con un DNS), DHCP(no es necesario al 100% pero se aconseja para la fluidez del dominio), LDAP(proporcina las caracteristicas de un equipo), KERBEROS (protocolo de seguridad de la actividad del dominio en windows).</text:p>
      <text:p text:style-name="P2">ESQUEMA » Reglas con las que se interrelacion los elementos</text:p>
      <text:p text:style-name="P2">CATALOGO »</text:p>
      <text:p text:style-name="P2">REPLICACION » Mecanismo que permite la replicacion entre controladores</text:p>
      <text:p text:style-name="P2"><text:soft-page-break/>CONSULTA » <text:s/>Consulta e identificacion de los usuario cuando acceden a los datos.</text:p>
      <text:p text:style-name="P2">En un contador de dominio no se permiten usuarios locales, solo se puede con administradores.</text:p>
      <text:p text:style-name="P2"/>
      <text:p text:style-name="P2">Diferencia entre grupos y usuarios » Grupo contiene usuarios, otros grupos y dominios ,</text:p>
      <text:p text:style-name="P2">Unidades organizativas, podemos meter equipos, usuarios, grupos y equipos. A diferencia de un grupo una especia de supergrupo que nos permite meter equipos y unidades organizativas.</text:p>
      <text:p text:style-name="P2"/>
      <text:p text:style-name="P2"/>
      <text:p text:style-name="P1">CLASE 31/03/2022</text:p>
      <text:p text:style-name="P1"/>
      <text:p text:style-name="P2">dc promo » promociona un equipo para controlador de dominio.</text:p>
      <text:p text:style-name="P2">Hay que añadir roles y a mayores se pueden añadir caracteristicas</text:p>
      <text:p text:style-name="P2"/>
      <text:p text:style-name="P2">Vamos a agregar roles o caracteristicas</text:p>
      <text:p text:style-name="P2">despues de instalar el rol hay que introducir un controlador de dominio. A partir de ahi creamos el nuevo dominio.</text:p>
      <text:p text:style-name="P2">Bosuqe de dominios »» Conjunto de dominios agrupados bajo una misma entidad</text:p>
      <text:p text:style-name="P2"/>
      <text:p text:style-name="P2">Cuando se termina de instalar el rol, hay que asignar promover un servidor que va a ser el controlador del dominio.</text:p>
      <text:p text:style-name="P2"/>
      <text:p text:style-name="P1">CLASE 01/04/2022</text:p>
      <text:p text:style-name="P2"/>
      <text:p text:style-name="P2">Creaacion de estructuras de unidades organizativas mediante comandos:</text:p>
      <text:p text:style-name="P2">LDAP »» para trabajar con su contenido tiene unos campos muy definidos definir un objeto según si posicion en el directorio activo, es decir, un nombre que te va a dar la ruta completa que dera la ruta completa del archivo en cuestion.</text:p>
      <text:p text:style-name="P3">CN (commun name), DC (domain component), OU (organisarional unit)</text:p>
      <text:p text:style-name="P3">DN(distinguited name), RDN(relative domain name)</text:p>
      <text:p text:style-name="P3"/>
      <text:p text:style-name="P3">CN: invit, OU: Users, DC:DAMSI, DC:local</text:p>
      <text:p text:style-name="P3"/>
      <text:p text:style-name="P2">El comando csvde solo permite crear no modificar y es muy esquisito con el tema de espacios ya que se hay huevos entre las lineas dara un error.</text:p>
      <text:p text:style-name="P2"/>
      <text:p text:style-name="P2">LDIFDE » Permite crear, eliminar, modificar un campo completo, añadir campos nuevos.</text:p>
      <text:p text:style-name="P2"/>
      <text:p text:style-name="P1">CLASE 06/04/2022</text:p>
      <text:p text:style-name="P2"/>
      <text:p text:style-name="P2">Explicaciones de como trabajar con las unidades organizativas en la maquina virtual.</text:p>
      <text:p text:style-name="P2">Con el comando ldifde -f “nombre del nuevo archivo “ejemplo.ldf”” -d “nombre de la ruta compleda de la FQDR hasta donde querramos llegar ejemplo » OU=Programacion,OU=Software,OU=CyberCacha,DC=DAMSI,DC=local” para obtener la informacion concreta de una parte de la FQDR</text:p>
      <text:p text:style-name="P2"/>
      <text:p text:style-name="P2">Con el comando ldifde -f “nombre del nuevo archivo “ejemplo.ldf”” -d “nombre de la ruta compleda de la FQDR hasta donde querramos llegar ejemplo » DC=DAMSI,DC=local” <text:s/>-r “(objectClass=organizationalUnit)”. Esto sirve para sacar los datos de solo las unidades organizativas.</text:p>
      <text:p text:style-name="P2">Existe el mismo comando pero con csvde que es para trabajar con archivos csv</text:p>
      <text:p text:style-name="P2"/>
      <text:p text:style-name="P2"/>
      <text:p text:style-name="P2"><text:soft-page-break/>dsadd ou» para añadir una nueva unidad organizativa dsadd ou ou=proba,dc=damsi,dc=local</text:p>
      <text:p text:style-name="P2">dsadd ou» para modificar, añadir un comentario dsadd ou ou=probaDesc,dc=damsi,dc=local -desc “Proba en branco modificada”. Si en vez de dsadd ponemos dsmod, podemos modificar el campo.</text:p>
      <text:p text:style-name="P2"/>
      <text:p text:style-name="P1">CLASE 08/04/2022</text:p>
      <text:p text:style-name="P1"/>
      <text:p text:style-name="P2">USUARIOS Y GRUPOS</text:p>
      <text:p text:style-name="P2">USUARIOS »lo primero es saber que identificador le vamos a poner al usuario. Ociones son iniciales, combinaciones de años, etc.</text:p>
      <text:p text:style-name="P2">Para las pruebas usaremos inicial del nombre y las tres primeras silabas de cada apellido.</text:p>
      <text:p text:style-name="P2"/>
      <text:p text:style-name="P2">Dentro de las propiedades de los usuarios en la pestaña cuenta.</text:p>
      <text:p text:style-name="P2"/>
      <text:p text:style-name="P2">Dsadd para añadir usuarios.</text:p>
      <text:p text:style-name="P2"/>
      <text:p text:style-name="P1">CLASE 21/04/2022</text:p>
      <text:p text:style-name="P2"/>
      <text:p text:style-name="P2">Unidades Organizativas » Contener todo lo que contiene un grupo y a mallores, equipos.</text:p>
      <text:p text:style-name="P2">Los grupos contienen usuarios o mas grupos.</text:p>
      <text:p text:style-name="P2"/>
      <text:p text:style-name="P2">Tipos de grupos: Seguridad (asignar permisos sobre recursos) o distribucion (Se usa para couentas de correo).</text:p>
      <text:p text:style-name="P2"/>
      <text:p text:style-name="P2">Dominio local » validar desde el propio dominios</text:p>
      <text:p text:style-name="P2">Dominio Global, validar en cualquiera dominio.</text:p>
      <text:p text:style-name="P2">Dominio Universal » validar cualquier dominio en el que tengas una relacion de confianza con nosotros.</text:p>
      <text:p text:style-name="P2"/>
      <text:p text:style-name="P2">En resumen ,definen el alcance del dominio en el que nos podemos validar.</text:p>
      <text:p text:style-name="P2"/>
      <text:p text:style-name="P1">CLASE 26/04/2022</text:p>
      <text:p text:style-name="P2"/>
      <text:p text:style-name="P2">Permisos de escritura, lectura y ekecucion en cartafoles.</text:p>
      <text:p text:style-name="P2"/>
      <text:p text:style-name="Standard"><text:span text:style-name="Fuente_20_de_20_párrafo_20_predeter."><text:span text:style-name="T16">CLASE 27/04/2022</text:span></text:span><text:span text:style-name="Fuente_20_de_20_párrafo_20_predeter."><text:span text:style-name="T2"><text:tab/></text:span></text:span></text:p>
      <text:p text:style-name="P2"/>
      <text:p text:style-name="P2">Creacion de GPOs</text:p>
      <text:p text:style-name="P2"/>
      <text:p text:style-name="P1">CLASE 27/04/2022</text:p>
      <text:p text:style-name="P2"/>
      <text:p text:style-name="P2">gpupdate /force para forzar la aplicación de GPOs a nivel de usuario o equipo. Aun asi va a ver que reiniciar el equipo o salir y volver a entrar al ususario para que se aplique.</text:p>
      <text:p text:style-name="P2">Para las GPOs tambien se aplica la herencia. Si dentro de esa herencia hay algo que no queremos que se aplique a una OU en concreto, lo que hacemos es una excepcion de bloquear una herencia.</text:p>
      <text:p text:style-name="P2"/>
      <text:p text:style-name="P2">Para entrar a las GPOs hay que crear una nueva GPO, darle a editar, entrar en configuracion de usuario, directivas, plantillas administrativas. Una vez llegado ahi se puede usar el filtro para buscar GPOs.</text:p>
      <text:p text:style-name="P2"/>
      <text:p text:style-name="P2"/>
      <text:p text:style-name="P2"/>
      <text:p text:style-name="Standard"><text:span text:style-name="Fuente_20_de_20_párrafo_20_predeter."><text:span text:style-name="T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2-03-15T09:48:00Z</meta:creation-date>
    <dc:date>2022-05-09T11:03:50.682000000</dc:date>
    <meta:editing-cycles>58</meta:editing-cycles>
    <meta:editing-duration>PT14H22M30S</meta:editing-duration>
    <meta:document-statistic meta:table-count="0" meta:image-count="0" meta:object-count="0" meta:page-count="4" meta:paragraph-count="99" meta:word-count="1511" meta:character-count="9230" meta:non-whitespace-character-count="7811"/>
    <meta:template xlink:type="simple" xlink:actuate="onRequest" xlink:title="" xlink:href="Normal.dotm"/>
  </office:meta>
</office:document-meta>
</file>